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9" calcext:value-type="float">
            <text:p>159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2" calcext:value-type="float">
            <text:p>16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3" calcext:value-type="float">
            <text:p>163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64" calcext:value-type="float">
            <text:p>164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277" calcext:value-type="float">
            <text:p>277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6" calcext:value-type="float">
            <text:p>31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7" calcext:value-type="float">
            <text:p>317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8" calcext:value-type="float">
            <text:p>31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9" calcext:value-type="float">
            <text:p>319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0" calcext:value-type="float">
            <text:p>3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1" calcext:value-type="float">
            <text:p>321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2" calcext:value-type="float">
            <text:p>322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3" calcext:value-type="float">
            <text:p>323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4" calcext:value-type="float">
            <text:p>324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5" calcext:value-type="float">
            <text:p>32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6" calcext:value-type="float">
            <text:p>326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7" calcext:value-type="float">
            <text:p>32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8" calcext:value-type="float">
            <text:p>328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29" calcext:value-type="float">
            <text:p>329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0" calcext:value-type="float">
            <text:p>330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1" calcext:value-type="float">
            <text:p>33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2" calcext:value-type="float">
            <text:p>33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33" calcext:value-type="float">
            <text:p>33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8" calcext:value-type="float">
            <text:p>678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9" calcext:value-type="float">
            <text:p>679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1" calcext:value-type="float">
            <text:p>681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2" calcext:value-type="float">
            <text:p>682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3" calcext:value-type="float">
            <text:p>68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6" calcext:value-type="float">
            <text:p>686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7" calcext:value-type="float">
            <text:p>687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8" calcext:value-type="float">
            <text:p>688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89" calcext:value-type="float">
            <text:p>689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73" calcext:value-type="float">
            <text:p>873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79" calcext:value-type="float">
            <text:p>87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2" calcext:value-type="float">
            <text:p>1072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6" calcext:value-type="float">
            <text:p>107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7" calcext:value-type="float">
            <text:p>1077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8" calcext:value-type="float">
            <text:p>107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79" calcext:value-type="float">
            <text:p>1079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0" calcext:value-type="float">
            <text:p>108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2" calcext:value-type="float">
            <text:p>1082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3" calcext:value-type="float">
            <text:p>1083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4" calcext:value-type="float">
            <text:p>1084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5" calcext:value-type="float">
            <text:p>1085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7" calcext:value-type="float">
            <text:p>1087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8" calcext:value-type="float">
            <text:p>1088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89" calcext:value-type="float">
            <text:p>108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090" calcext:value-type="float">
            <text:p>1090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41" calcext:value-type="float">
            <text:p>1241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43" calcext:value-type="float">
            <text:p>1243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44" calcext:value-type="float">
            <text:p>1244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1" calcext:value-type="float">
            <text:p>127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2" calcext:value-type="float">
            <text:p>127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3" calcext:value-type="float">
            <text:p>127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4" calcext:value-type="float">
            <text:p>127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5" calcext:value-type="float">
            <text:p>1275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6" calcext:value-type="float">
            <text:p>1276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7" calcext:value-type="float">
            <text:p>1277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8" calcext:value-type="float">
            <text:p>127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79" calcext:value-type="float">
            <text:p>1279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2" calcext:value-type="float">
            <text:p>1282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83" calcext:value-type="float">
            <text:p>1283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3" calcext:value-type="float">
            <text:p>150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4" calcext:value-type="float">
            <text:p>15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5" calcext:value-type="float">
            <text:p>150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6" calcext:value-type="float">
            <text:p>150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7" calcext:value-type="float">
            <text:p>150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8" calcext:value-type="float">
            <text:p>150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9" calcext:value-type="float">
            <text:p>150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10" calcext:value-type="float">
            <text:p>151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11" calcext:value-type="float">
            <text:p>151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12" calcext:value-type="float">
            <text:p>15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13" calcext:value-type="float">
            <text:p>151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14" calcext:value-type="float">
            <text:p>151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15" calcext:value-type="float">
            <text:p>15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43" calcext:value-type="float">
            <text:p>1643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47" calcext:value-type="float">
            <text:p>1647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48" calcext:value-type="float">
            <text:p>1648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2" calcext:value-type="float">
            <text:p>165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3" calcext:value-type="float">
            <text:p>1653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4" calcext:value-type="float">
            <text:p>1654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5" calcext:value-type="float">
            <text:p>1655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56" calcext:value-type="float">
            <text:p>165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 table:number-rows-repeated="1047420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1114:Feuille1.C11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21:56:45.34657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15T22:01:32.288895300</dc:date>
    <meta:editing-cycles>353</meta:editing-cycles>
    <meta:editing-duration>P25DT8H49M2S</meta:editing-duration>
    <meta:generator>LibreOffice/25.2.5.2$Windows_X86_64 LibreOffice_project/03d19516eb2e1dd5d4ccd751a0d6f35f35e08022</meta:generator>
    <meta:document-statistic meta:table-count="1" meta:cell-count="13915" meta:object-count="0"/>
  </office:meta>
</office:document-meta>
</file>